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7918d" officeooo:paragraph-rsid="0007918d" style:font-size-asian="17.5pt" style:font-size-complex="20pt"/>
    </style:style>
    <style:style style:name="T1" style:family="text">
      <style:text-properties officeooo:rsid="0008c8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dall = <text:span text:style-name="T1">colecteaza intr-o</text:span> lista toate raspunsurile <text:span text:style-name="T1">returna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20:20:04.905000000</meta:creation-date>
    <dc:date>2024-11-04T20:22:33.995000000</dc:date>
    <meta:editing-duration>PT1M2S</meta:editing-duration>
    <meta:editing-cycles>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" meta:word-count="8" meta:character-count="62" meta:non-whitespace-character-count="55"/>
  </office:meta>
</office:document-meta>
</file>